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table:formula="of:=OFFSET(['file:///home/kyoshida/ooo/ooo-test-files/calc/external-ref/extdata.ods'#$Data.A$1]; [.$A1]; 0)" office:value-type="string" office:string-value="Name">
            <text:p>Name</text:p>
          </table:table-cell>
          <table:table-cell table:formula="of:=OFFSET(['file:///home/kyoshida/ooo/ooo-test-files/calc/external-ref/extdata.ods'#$Data.B$1]; [.$A1]; 0)" office:value-type="string" office:string-value="Value">
            <text:p>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OFFSET(['file:///home/kyoshida/ooo/ooo-test-files/calc/external-ref/extdata.ods'#$Data.A$1]; [.$A2]; 0)" office:value-type="string" office:string-value="A">
            <text:p>A</text:p>
          </table:table-cell>
          <table:table-cell table:formula="of:=OFFSET(['file:///home/kyoshida/ooo/ooo-test-files/calc/external-ref/extdata.ods'#$Data.B$1]; [.$A2]; 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OFFSET(['file:///home/kyoshida/ooo/ooo-test-files/calc/external-ref/extdata.ods'#$Data.A$1]; [.$A3]; 0)" office:value-type="string" office:string-value="B">
            <text:p>B</text:p>
          </table:table-cell>
          <table:table-cell table:formula="of:=OFFSET(['file:///home/kyoshida/ooo/ooo-test-files/calc/external-ref/extdata.ods'#$Data.B$1]; [.$A3]; 0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OFFSET(['file:///home/kyoshida/ooo/ooo-test-files/calc/external-ref/extdata.ods'#$Data.A$1]; [.$A4]; 0)" office:value-type="string" office:string-value="C">
            <text:p>C</text:p>
          </table:table-cell>
          <table:table-cell table:formula="of:=OFFSET(['file:///home/kyoshida/ooo/ooo-test-files/calc/external-ref/extdata.ods'#$Data.B$1]; [.$A4]; 0)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Data" table:print="false" table:style-name="ta_extref">
        <table:table-source xlink:href="../extdata.ods" table:table-name="Data" table:filter-name="calc8" table:mode="copy-results-only"/>
        <table:table-row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2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8-12T12:26:00</meta:creation-date>
    <meta:generator>OpenOffice.org/3.2$Linux OpenOffice.org_project/320m19$Build-9505</meta:generator>
    <dc:date>2010-08-12T12:28:28</dc:date>
    <dc:creator>Kohei Yoshida</dc:creator>
    <meta:editing-duration>PT00H02M28S</meta:editing-duration>
    <meta:editing-cycles>3</meta:editing-cycles>
    <meta:document-statistic meta:table-count="3" meta:cell-count="12" meta:object-count="0"/>
  </office:meta>
</office:document-meta>
</file>